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/>
    <style:font-face style:name="StarSymbol" svg:font-family="StarSymbol"/>
    <style:font-face style:name="Tahoma1" svg:font-family="Tahoma"/>
    <style:font-face style:name="Helv" svg:font-family="Helv" style:font-family-generic="swiss"/>
    <style:font-face style:name="Times New Roman3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P5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6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3"/>
    </style:style>
    <style:style style:name="P8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9" style:family="paragraph" style:parent-style-name="graphic">
      <style:paragraph-properties fo:break-before="page" text:number-lines="false" text:line-number="0"/>
    </style:style>
    <style:style style:name="P10" style:family="paragraph" style:parent-style-name="actsreferredto">
      <style:paragraph-properties fo:break-before="page"/>
    </style:style>
    <style:style style:name="P11" style:family="paragraph" style:parent-style-name="centered">
      <style:paragraph-properties text:number-lines="false" text:line-number="0"/>
      <style:text-properties style:font-name="Times New Roman2" style:font-name-asian="Times New Roman2" style:font-name-complex="Times New Roman2"/>
    </style:style>
    <style:style style:name="P12" style:family="paragraph" style:parent-style-name="centered">
      <style:paragraph-properties text:number-lines="false" text:line-number="0"/>
      <style:text-properties style:font-name="Times New Roman2" fo:font-style="italic" style:font-name-asian="Times New Roman2" style:font-style-asian="italic" style:font-name-complex="Times New Roman2" style:font-style-complex="italic"/>
    </style:style>
    <style:style style:name="P13" style:family="paragraph" style:parent-style-name="Standard">
      <style:paragraph-properties text:number-lines="false" text:line-number="0"/>
    </style:style>
    <style:style style:name="P14" style:family="paragraph" style:parent-style-name="Standard">
      <style:paragraph-properties text:number-lines="false" text:line-number="0"/>
      <style:text-properties style:font-name="Times New Roman2" style:font-name-asian="Times New Roman2" style:font-name-complex="Times New Roman2"/>
    </style:style>
    <style:style style:name="P15" style:family="paragraph" style:parent-style-name="bill">
      <style:paragraph-properties text:number-lines="false" text:line-number="0"/>
    </style:style>
    <style:style style:name="P16" style:family="paragraph" style:parent-style-name="shorttitlebackpage">
      <style:paragraph-properties text:number-lines="false" text:line-number="0"/>
    </style:style>
    <style:style style:name="P17" style:family="paragraph" style:parent-style-name="hr2">
      <style:paragraph-properties text:number-lines="false" text:line-number="0"/>
    </style:style>
    <style:style style:name="P18" style:family="paragraph" style:parent-style-name="hr2">
      <style:paragraph-properties text:number-lines="false" text:line-number="0"/>
      <style:text-properties style:font-name="Times New Roman3"/>
    </style:style>
    <style:style style:name="P19" style:family="paragraph" style:parent-style-name="hr2">
      <style:paragraph-properties text:number-lines="false" text:line-number="0"/>
      <style:text-properties style:font-name="Times New Roman2" style:font-name-asian="Times New Roman2" style:font-name-complex="Times New Roman2"/>
    </style:style>
    <style:style style:name="P20" style:family="paragraph" style:parent-style-name="asinitiated">
      <style:paragraph-properties text:number-lines="false" text:line-number="0"/>
    </style:style>
    <style:style style:name="P21" style:family="paragraph" style:parent-style-name="shorttitleenglish">
      <style:paragraph-properties text:number-lines="true" text:line-number="0"/>
    </style:style>
    <style:style style:name="P22" style:family="paragraph" style:parent-style-name="entitled">
      <style:paragraph-properties text:number-lines="true" text:line-number="4"/>
    </style:style>
    <style:style style:name="P23" style:family="paragraph" style:parent-style-name="longtitle">
      <style:paragraph-properties text:number-lines="true" text:line-number="5"/>
    </style:style>
    <style:style style:name="P24" style:family="paragraph" style:parent-style-name="shorttitleirish">
      <style:text-properties fo:text-transform="uppercase"/>
    </style:style>
    <style:style style:name="P25" style:family="paragraph" style:parent-style-name="arrangementofsections">
      <style:paragraph-properties fo:text-align="start" style:justify-single-word="false"/>
    </style:style>
    <style:style style:name="P26" style:family="paragraph" style:parent-style-name="actreferredto">
      <style:paragraph-properties>
        <style:tab-stops/>
      </style:paragraph-properties>
    </style:style>
    <style:style style:name="P27" style:family="paragraph" style:parent-style-name="Standard" style:master-page-name="frontcover">
      <style:paragraph-properties style:page-number="1"/>
    </style:style>
    <style:style style:name="P28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3"/>
    </style:style>
    <style:style style:name="T5" style:family="text">
      <style:text-properties style:font-name="Times New Roman3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3" style:font-name-asian="Times New Roman2" style:font-name-complex="Times New Roman2"/>
    </style:style>
    <style:style style:name="T7" style:family="text">
      <style:text-properties style:font-name="Times New Roman2"/>
    </style:style>
    <style:style style:name="T8" style:family="text">
      <style:text-properties style:font-name="Times New Roman2" style:font-name-asian="Times New Roman2" style:font-name-complex="Times New Roman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font-name="Times New Roman3" fo:font-size="11pt" fo:font-style="italic" fo:font-weight="normal" style:font-name-asian="Helv" style:font-size-asian="11pt" style:font-style-asian="italic" style:font-weight-asian="normal" style:font-name-complex="Helv" style:font-size-complex="11pt" style:font-style-complex="italic" style:font-weight-complex="normal"/>
    </style:style>
    <style:style style:name="T11" style:family="text">
      <style:text-properties fo:color="#000000" style:font-name="Times New Roman3" fo:font-size="11pt" fo:font-weight="normal" style:font-name-asian="Helv" style:font-size-asian="11pt" style:font-weight-asian="normal" style:font-name-complex="Helv" style:font-size-complex="11pt" style:font-weight-complex="normal"/>
    </style:style>
    <style:style style:name="T12" style:family="text">
      <style:text-properties fo:color="#000000" style:font-name="Times New Roman3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text-transform="uppercase"/>
    </style:style>
    <style:style style:name="T15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63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Toghcháin (Leasú) (Vótáil ag Aois 16), 2016" text:name="GA_shorttitle"/>
        <text:user-field-decl office:value-type="string" office:string-value="Electoral (Amendment) (Voting at 16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reduce to sixteen years the age at which a person is entitled to be registered as a european parliament and local government elector, and to provide for related matters. Be it enacted by the oireachtas as follows : The reduction of the voting age to 16 for European Parliament Elections" text:name="EN_longtitle"/>
        <text:user-field-decl office:value-type="string" office:string-value="GA_shorttitle_caps" text:name="GA_shorttitle_caps"/>
      </text:user-field-decls>
      <text:p text:style-name="P27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4">An Bille Toghcháin (Leasú) (Vótáil ag Aois 16), 2016</text:span></text:span></text:p>
      <text:p text:style-name="shorttitleenglish_5f_frontpage"><text:span text:style-name="bold_5f_noitalic_5f_nounderline"><text:span text:style-name="T4">Electoral (Amendment) (Voting at 16) Bill 2016</text:span></text:span></text:p>
      <text:p text:style-name="P7"/>
      <text:p text:style-name="asinitiated"><text:span text:style-name="bold_5f_noitalic_5f_nounderline"><text:span text:style-name="T5">Mar a tionscnaíodh</text:span></text:span></text:p>
      <text:p text:style-name="asinitiated"><text:span text:style-name="bold_5f_noitalic_5f_nounderline"><text:span text:style-name="T5">As initiated</text:span></text:span></text:p>
      <text:p text:style-name="hr"/>
      <text:p text:style-name="P28"/>
      <text:p text:style-name="hr"/>
      <text:p text:style-name="P24"><text:user-field-get text:name="GA_shorttitle">An Bille Toghcháin (Leasú) (Vótáil ag Aois 16), 2016</text:user-field-get></text:p>
      <text:p text:style-name="shorttitleenglish"><text:span text:style-name="bold_5f_noitalic_5f_nounderline"><text:span text:style-name="T2"><text:user-field-get text:name="EN_shorttitle">Electoral (Amendment) (Voting at 16) Bill 2016</text:user-field-get></text:span></text:span><text:span text:style-name="bold_5f_noitalic_5f_nounderline"><text:span text:style-name="T2"> </text:span></text:span></text:p>
      <text:p text:style-name="hr"/>
      <text:p text:style-name="P5"><text:span text:style-name="nobold_5f_italic_5f_nounderline"><text:user-field-get text:name="GA_DOC_STAGE">Mar a tionscnaíodh</text:user-field-get></text:span></text:p>
      <text:p text:style-name="P8"><text:span text:style-name="nobold_5f_italic_5f_nounderline"><text:user-field-get text:name="EN_DOC_STAGE">As initiated</text:user-field-get></text:span></text:p>
      <text:p text:style-name="hr"/>
      <text:p text:style-name="P6"/>
      <text:p text:style-name="arrangementofsections">CONTENTS</text:p>
      <text:p text:style-name="arrangementofsections"/>
      <text:p text:style-name="P25">Section</text:p>
      <text:p text:style-name="tocsectionnumber">1. <text:s/><text:bookmark-ref text:reference-format="text" text:ref-name="toc_book_1">Amendment of section 9 of Electoral Act 1992</text:bookmark-ref></text:p>
      <text:p text:style-name="tocsectionnumber">2. <text:s/><text:bookmark-ref text:reference-format="text" text:ref-name="toc_book_2">Amendment of section 10 of Electoral Act 1992</text:bookmark-ref></text:p>
      <text:p text:style-name="tocsectionnumber">3. <text:s/><text:bookmark-ref text:reference-format="text" text:ref-name="toc_book_3">Short title and collective citation</text:bookmark-ref></text:p>
      <text:p text:style-name="tocsectionnumber"/>
      <text:alphabetical-index text:style-name="Sect1" text:name="Alphabetical Index1">
        <text:alphabetical-index-source text:sort-algorithm="alphanumeric" fo:language="en" fo:country="IE">
          <text:index-title-template text:style-name="actsreferredto">Act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0">Act Referred to</text:p>
          </text:index-title>
          <text:p text:style-name="P26">Electoral Act 1992 (No. 23)</text:p>
        </text:index-body>
      </text:alphabetical-index>
      <text:p text:style-name="Standard"/>
      <text:p text:style-name="P9"/>
      <text:p text:style-name="hr"/>
      <text:p text:style-name="shorttitleirish"><text:hidden-text text:condition="ooow:" text:string-value="P5:L1" text:is-hidden="true"/><text:span text:style-name="T14"><text:user-field-get text:name="GA_shorttitle">An Bille Toghcháin (Leasú) (Vótáil ag Aois 16), 2016</text:user-field-get></text:span></text:p>
      <text:p text:style-name="P21"><text:hidden-text text:condition="ooow:" text:string-value="P5:L2" text:is-hidden="true"/><text:span text:style-name="bold_5f_noitalic_5f_nounderline"><text:span text:style-name="T2"><text:user-field-get text:name="EN_shorttitle">Electoral (Amendment) (Voting at 16) Bill 2016</text:user-field-get></text:span></text:span><text:span text:style-name="bold_5f_noitalic_5f_nounderline"><text:span text:style-name="T2"> 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P22"><text:hidden-text text:condition="ooow:" text:string-value="P5:L4" text:is-hidden="true"/>entitled</text:p>
      <text:p text:style-name="P23"><text:hidden-text text:condition="ooow:" text:string-value="P5:L5" text:is-hidden="true"/>An Act to reduce to sixteen years the age at which a person is entitled to be registered as <text:hidden-text text:condition="ooow:" text:string-value="P5:L6" text:is-hidden="true"/>a European Parliament and Local Government Elector, and to provide for related <text:hidden-text text:condition="ooow:" text:string-value="P5:L7" text:is-hidden="true"/>matters.</text:p>
      <text:p text:style-name="enacted"><text:hidden-text text:condition="ooow:" text:string-value="P5:L9" text:is-hidden="true"/>Be it enacted by the Oireachtas as follows:</text:p>
      <text:p text:style-name="shouldernote"><text:bookmark-start text:name="toc_book_1"/><text:hidden-text text:condition="ooow:" text:string-value="P5:L10" text:is-hidden="true"/>Amendment of section 9 of <text:alphabetical-index-mark text:string-value="Electoral Act 1992 (No. 23)"/><text:a xlink:type="simple" xlink:href="http://www.irishstatutebook.ie/1992/en/act/pub/0023/index.html">Electoral Act 1992</text:a><text:bookmark-end text:name="toc_book_1"/></text:p>
      <text:p text:style-name="section"><text:hidden-text text:condition="ooow:" text:string-value="P5:L11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The <text:alphabetical-index-mark text:string-value="Electoral Act 1992 (No. 23)"/><text:a xlink:type="simple" xlink:href="http://www.irishstatutebook.ie/1992/en/act/pub/0023/index.html">Electoral Act 1992</text:a> is amended by the substitution of the following for section 9:</text:p>
      <text:p text:style-name="section_5f_insert"><text:hidden-text text:condition="ooow:" text:string-value="P5:L13" text:is-hidden="true"/>“<text:span text:style-name="T3">9.</text:span><text:tab/>A person shall be entitled to be registered as a European elector in a <text:hidden-text text:condition="ooow:" text:string-value="P5:L14" text:is-hidden="true"/>constituency if he has reached the age of sixteen years and if, on the <text:hidden-text text:condition="ooow:" text:string-value="P5:L15" text:is-hidden="true"/>qualifying date, he was ordinarily resident in that constituency and was <text:hidden-text text:condition="ooow:" text:string-value="P5:L16" text:is-hidden="true"/>either⁠—</text:p>
      <text:p text:style-name="paragraph_5f_insert"><text:hidden-text text:condition="ooow:" text:string-value="P5:L17" text:is-hidden="true"/><text:tab/>(a)<text:tab/>a citizen of Ireland, or</text:p>
      <text:p text:style-name="paragraph_5f_insert"><text:hidden-text text:condition="ooow:" text:string-value="P5:L18" text:is-hidden="true"/><text:tab/>(b)<text:tab/>a national of a Member State other than the State.”.</text:p>
      <text:p text:style-name="shouldernote"><text:bookmark-start text:name="toc_book_2"/><text:hidden-text text:condition="ooow:" text:string-value="P5:L22" text:is-hidden="true"/>Amendment of section 10 of <text:alphabetical-index-mark text:string-value="Electoral Act 1992 (No. 23)"/><text:a xlink:type="simple" xlink:href="http://www.irishstatutebook.ie/1992/en/act/pub/0023/index.html">Electoral Act 1992</text:a><text:bookmark-end text:name="toc_book_2"/></text:p>
      <text:p text:style-name="section"><text:hidden-text text:condition="ooow:" text:string-value="P5:L23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<text:bookmark text:name="SwXTextPosition34819"/><text:bookmark text:name="SwXTextPosition34818"/>The <text:alphabetical-index-mark text:string-value="Electoral Act 1992 (No. 23)"/><text:a xlink:type="simple" xlink:href="http://www.irishstatutebook.ie/1992/en/act/pub/0023/index.html">Electoral Act 1992</text:a> <text:s/>is amended by the substitution of the following for section 10:</text:p>
      <text:p text:style-name="section_5f_insert"><text:hidden-text text:condition="ooow:" text:string-value="P5:L24" text:is-hidden="true"/>“<text:span text:style-name="T3">10.</text:span><text:tab/>A person shall be entitled to be registered as a local government <text:hidden-text text:condition="ooow:" text:string-value="P5:L25" text:is-hidden="true"/>elector in a local electoral area if that person has reached the age of <text:hidden-text text:condition="ooow:" text:string-value="P5:L26" text:is-hidden="true"/>sixteen years and he was, on the qualifying date, ordinarily resident in <text:hidden-text text:condition="ooow:" text:string-value="P5:L27" text:is-hidden="true"/>that area.”.</text:p>
      <text:p text:style-name="shouldernote"><text:bookmark-start text:name="toc_book_3"/><text:hidden-text text:condition="ooow:" text:string-value="P5:L28" text:is-hidden="true"/>Short title and collective citation<text:bookmark-end text:name="toc_book_3"/></text:p>
      <text:p text:style-name="section"><text:hidden-text text:condition="ooow:" text:string-value="P5:L29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This Act may be cited as the Electoral (Amendment) (Voting at 16) Act 2016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hidden-text text:condition="ooow:" text:string-value="P6:L1" text:is-hidden="true"/>An Bille Toghcháin (Leasú) (Vótáil ag Aois <text:hidden-text text:condition="ooow:" text:string-value="P6:L2" text:is-hidden="true"/>16), 2016</text:p>
            <text:p text:style-name="P13"><text:hidden-text text:condition="ooow:" text:string-value="P6:L3" text:is-hidden="true"/><text:span text:style-name="bold_5f_noitalic_5f_nounderline"><text:span text:style-name="T4"> </text:span></text:span></text:p>
            <text:p text:style-name="P18"><text:hidden-text text:condition="ooow:" text:string-value="P6:L4" text:is-hidden="true"/> <text:s text:c="22"/></text:p>
            <text:p text:style-name="P15"><text:hidden-text text:condition="ooow:" text:string-value="P6:L5" text:is-hidden="true"/>BILLE</text:p>
            <text:p text:style-name="P20"><text:hidden-text text:condition="ooow:" text:string-value="P6:L6" text:is-hidden="true"/>(mar a tionscnaíodh)</text:p>
            <text:p text:style-name="P20"><text:hidden-text text:condition="ooow:" text:string-value="P6:L7" text:is-hidden="true"/>d<text:span text:style-name="T7">á ngairtear</text:span></text:p>
            <text:p text:style-name="P13"><text:hidden-text text:condition="ooow:" text:string-value="P6:L8" text:is-hidden="true"/> </text:p>
            <text:p text:style-name="backpageprovision_5f_no_5f_line_5f_numbering"><text:hidden-text text:condition="ooow:" text:string-value="P6:L9" text:is-hidden="true"/>Acht <text:span text:style-name="T8">do laghdú go dtí sé bliana déag an aois ag a mbeidh </text:span><text:span text:style-name="T8"><text:hidden-text text:condition="ooow:" text:string-value="P6:L10" text:is-hidden="true"/></text:span><text:span text:style-name="T8">duine i dteideal a bheith cláraithe mar </text:span><text:span text:style-name="T8"><text:hidden-text text:condition="ooow:" text:string-value="P6:L11" text:is-hidden="true"/></text:span><text:span text:style-name="T8">thoghthóir do Pharlaimint na hEorpa agus mar </text:span><text:span text:style-name="T8"><text:hidden-text text:condition="ooow:" text:string-value="P6:L12" text:is-hidden="true"/></text:span><text:span text:style-name="T8">thoghthóir Rialtais Áitiúil, agus do dhéanamh </text:span><text:span text:style-name="T8"><text:hidden-text text:condition="ooow:" text:string-value="P6:L13" text:is-hidden="true"/></text:span><text:span text:style-name="T8">socrú i dtaobh nithe gaolmhara.</text:span><text:span text:style-name="bold_5f_noitalic_5f_nounderline"><text:span text:style-name="T6"><text:line-break/></text:span></text:span><text:span text:style-name="bold_5f_noitalic_5f_nounderline"><text:span text:style-name="T6"><text:hidden-text text:condition="ooow:" text:string-value="P6:L14" text:is-hidden="true"/></text:span></text:span></text:p>
            <text:p text:style-name="P18"><text:hidden-text text:condition="ooow:" text:string-value="P6:L15" text:is-hidden="true"/> </text:p>
            <text:p text:style-name="P12"><text:hidden-text text:condition="ooow:" text:string-value="P6:L16" text:is-hidden="true"/>Na Seanadóirí Fintan Warfield<text:span text:style-name="T13">,</text:span> <text:span text:style-name="T11">Pádraig Mac </text:span><text:span text:style-name="T11"><text:hidden-text text:condition="ooow:" text:string-value="P6:L17" text:is-hidden="true"/></text:span><text:span text:style-name="T11">Lochlainn</text:span><text:span text:style-name="T12"> </text:span><text:span text:style-name="T11">agus Lynn Ruane</text:span> a thug isteach<text:span text:style-name="T13">,</text:span></text:p>
            <text:p text:style-name="P11"><text:hidden-text text:condition="ooow:" text:string-value="P6:L18" text:is-hidden="true"/>12 <text:span text:style-name="T9">Iúil</text:span><text:span text:style-name="T13">,</text:span> 2016</text:p>
            <text:p text:style-name="P19"><text:hidden-text text:condition="ooow:" text:string-value="P6:L19" text:is-hidden="true"/> </text:p>
            <text:p text:style-name="P14"><text:hidden-text text:condition="ooow:" text:string-value="P6:L20" text:is-hidden="true"/> </text:p>
          </table:table-cell>
          <table:table-cell table:style-name="Table1.B1" office:value-type="string">
            <text:p text:style-name="P16">Electoral (Amendment) (Voting at 16) Bill 2016</text:p>
            <text:p text:style-name="P13"><text:span text:style-name="bold_5f_noitalic_5f_nounderline"><text:span text:style-name="T4"/></text:span></text:p>
            <text:p text:style-name="P17"><text:s/></text:p>
            <text:p text:style-name="P15">BILL</text:p>
            <text:p text:style-name="P20">(as initiated)</text:p>
            <text:p text:style-name="P20">entitled</text:p>
            <text:p text:style-name="P13"/>
            <text:p text:style-name="backpageprovision_5f_no_5f_line_5f_numbering">An Act to reduce to sixteen years the age at which a person is entitled to be registered as a European Parliament and Local Government elector, and to provide for related matters.<text:span text:style-name="bold_5f_noitalic_5f_nounderline"><text:span text:style-name="T4"><text:line-break/><text:line-break/></text:span></text:span></text:p>
            <text:p text:style-name="P17"/>
            <text:p text:style-name="P11"><text:span text:style-name="T9">Introduced by Senators Fintan Warfield</text:span><text:span text:style-name="T13">,</text:span><text:span text:style-name="T9"> </text:span><text:span text:style-name="T10">Pádraig Mac Lochlainn</text:span><text:span text:style-name="T12"> </text:span><text:span text:style-name="T10">and Lynn Ruane,</text:span></text:p>
            <text:p text:style-name="P11">12<text:span text:style-name="T9">th July</text:span><text:span text:style-name="T13">,</text:span> 2016</text:p>
            <text:p text:style-name="P17"/>
            <text:p text:style-name="P13"/>
          </table:table-cell>
        </table:table-row>
      </table:table>
      <text:p text:style-name="Standard"><text:hidden-text text:condition="ooow:" text:string-value="P6:L21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/>
    <style:font-face style:name="StarSymbol" svg:font-family="StarSymbol"/>
    <style:font-face style:name="Tahoma1" svg:font-family="Tahoma"/>
    <style:font-face style:name="Helv" svg:font-family="Helv" style:font-family-generic="swiss"/>
    <style:font-face style:name="Times New Roman3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1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1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1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2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2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5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63 of 2016" text:name="Footer"/>
        </text:user-field-decls>
        <text:p text:style-name="P2"><text:span text:style-name="T1"><text:tab/>[</text:span><text:span text:style-name="T1"><text:user-field-get text:name="Footer">No. 63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5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5</text:page-number></text:p>
      </style:footer>
    </style:master-page>
    <style:master-page style:name="frontcover" style:page-layout-name="pm11" style:next-style-name="First_20_Page">
      <style:footer>
        <text:p text:style-name="P4"/>
        <text:p text:style-name="P4">[No. 63 of 2016]</text:p>
      </style:footer>
    </style:master-page>
    <style:master-page style:name="backcover" style:page-layout-name="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26:57</dc:date>
    <meta:printed-by>Nici Higgins</meta:printed-by>
    <meta:print-date>2009-05-27T14:24:24</meta:print-date>
    <meta:editing-cycles>631</meta:editing-cycles>
    <meta:editing-duration>P2DT6H24M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61" meta:word-count="379" meta:character-count="2274"/>
  </office:meta>
</office:document-meta>
</file>